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" svg:font-family="'Lohit Devanagari'"/>
    <style:font-face style:name="SFMono-Regular" svg:font-family="SFMono-Regular, Consolas, 'Liberation Mono', Menlo, monospace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17.381cm" fo:margin-left="-0.191cm" fo:margin-top="0cm" fo:margin-bottom="0cm" table:align="left" style:writing-mode="lr-tb"/>
    </style:style>
    <style:style style:name="Table1.A" style:family="table-column">
      <style:table-column-properties style:column-width="7.666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4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" style:family="table">
      <style:table-properties style:width="17.365cm" fo:margin-left="-0.365cm" table:align="left" style:writing-mode="lr-tb"/>
    </style:style>
    <style:style style:name="Таблица1.A" style:family="table-column">
      <style:table-column-properties style:column-width="1.106cm"/>
    </style:style>
    <style:style style:name="Таблица1.B" style:family="table-column">
      <style:table-column-properties style:column-width="7.745cm"/>
    </style:style>
    <style:style style:name="Таблица1.C" style:family="table-column">
      <style:table-column-properties style:column-width="5.244cm"/>
    </style:style>
    <style:style style:name="Таблица1.D" style:family="table-column">
      <style:table-column-properties style:column-width="3.27cm"/>
    </style:style>
    <style:style style:name="Таблица1.1" style:family="table-row">
      <style:table-row-properties style:min-row-height="0.697cm"/>
    </style:style>
    <style:style style:name="Таблица1.A1" style:family="table-cell">
      <style:table-cell-properties fo:padding="0cm" fo:border="none" style:writing-mode="page"/>
    </style:style>
    <style:style style:name="Таблица1.2" style:family="table-row">
      <style:table-row-properties style:min-row-height="0.601cm"/>
    </style:style>
    <style:style style:name="Таблица1.3" style:family="table-row">
      <style:table-row-properties style:min-row-height="0.891cm"/>
    </style:style>
    <style:style style:name="Таблица1.5" style:family="table-row">
      <style:table-row-properties style:min-row-height="0.723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Standard_20__28_user_29_">
      <style:paragraph-properties fo:text-align="center" style:justify-single-word="false"/>
    </style:style>
    <style:style style:name="P5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6" style:family="paragraph" style:parent-style-name="Standard_20__28_user_29_">
      <style:text-properties style:language-asian="ru" style:country-asian="RU" style:font-size-complex="14pt" style:language-complex="ar" style:country-complex="SA"/>
    </style:style>
    <style:style style:name="P7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/>
    </style:style>
    <style:style style:name="P8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9" style:family="paragraph" style:parent-style-name="Standard_20__28_user_29_">
      <style:paragraph-properties fo:text-align="center" style:justify-single-word="false"/>
      <style:text-properties fo:font-weight="bold" style:language-asian="ru" style:country-asian="RU" style:font-weight-asian="bold" style:font-size-complex="14pt" style:language-complex="ar" style:country-complex="SA"/>
    </style:style>
    <style:style style:name="P10" style:family="paragraph" style:parent-style-name="Standard_20__28_user_29_">
      <style:text-properties style:font-size-complex="14pt"/>
    </style:style>
    <style:style style:name="P11" style:family="paragraph" style:parent-style-name="Standard_20__28_user_29_">
      <style:text-properties fo:color="#000000" style:font-name="Times New Roman2" fo:font-size="14pt" fo:language="en" fo:country="US" fo:font-weight="normal" officeooo:rsid="0025c5d8" officeooo:paragraph-rsid="00305713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P12" style:family="paragraph" style:parent-style-name="Standard_20__28_user_29_">
      <style:text-properties officeooo:rsid="002a3f36" officeooo:paragraph-rsid="002a3f36"/>
    </style:style>
    <style:style style:name="P13" style:family="paragraph" style:parent-style-name="Standard_20__28_user_29_">
      <style:text-properties officeooo:paragraph-rsid="00305713"/>
    </style:style>
    <style:style style:name="P14" style:family="paragraph" style:parent-style-name="Standard_20__28_user_29_">
      <style:paragraph-properties fo:text-align="center" style:justify-single-word="false"/>
      <style:text-properties style:font-name="Times New Roman2" fo:font-size="14pt" officeooo:rsid="00497e20" officeooo:paragraph-rsid="00497e20" style:font-name-asian="Times New Roman3" style:font-size-asian="14pt" style:font-name-complex="Times New Roman3" style:font-size-complex="14pt"/>
    </style:style>
    <style:style style:name="P15" style:family="paragraph" style:parent-style-name="Standard_20__28_user_29_">
      <style:paragraph-properties fo:margin-left="0cm" fo:margin-right="0cm" fo:text-indent="0cm" style:auto-text-indent="false"/>
    </style:style>
    <style:style style:name="P16" style:family="paragraph" style:parent-style-name="Standard_20__28_user_29_">
      <style:paragraph-properties fo:margin-left="0cm" fo:margin-right="0cm" fo:text-indent="0cm" style:auto-text-indent="false"/>
      <style:text-properties style:font-size-complex="14pt"/>
    </style:style>
    <style:style style:name="P17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officeooo:rsid="003e4cd9" officeooo:paragraph-rsid="003e4cd9" style:font-size-complex="14pt"/>
    </style:style>
    <style:style style:name="P18" style:family="paragraph" style:parent-style-name="Standard_20__28_user_29_">
      <style:paragraph-properties fo:margin-left="0cm" fo:margin-right="0cm" fo:text-indent="0cm" style:auto-text-indent="false"/>
      <style:text-properties officeooo:paragraph-rsid="00292a81"/>
    </style:style>
    <style:style style:name="P19" style:family="paragraph" style:parent-style-name="Standard_20__28_user_29_">
      <style:paragraph-properties fo:margin-left="0cm" fo:margin-right="0cm" fo:text-indent="0cm" style:auto-text-indent="false"/>
      <style:text-properties fo:font-weight="bold" officeooo:rsid="00447d2b" officeooo:paragraph-rsid="00447d2b" style:font-weight-asian="bold" style:font-weight-complex="bold"/>
    </style:style>
    <style:style style:name="P20" style:family="paragraph" style:parent-style-name="Standard_20__28_user_29_">
      <style:paragraph-properties fo:margin-left="0cm" fo:margin-right="0cm" fo:text-indent="0cm" style:auto-text-indent="false"/>
      <style:text-properties fo:font-weight="bold" officeooo:rsid="00447d2b" officeooo:paragraph-rsid="004ce7b3" style:font-weight-asian="bold" style:font-weight-complex="bold"/>
    </style:style>
    <style:style style:name="P21" style:family="paragraph" style:parent-style-name="Standard_20__28_user_29_">
      <style:paragraph-properties fo:margin-left="0cm" fo:margin-right="0cm" fo:text-indent="0cm" style:auto-text-indent="false"/>
      <style:text-properties fo:font-weight="bold" officeooo:rsid="00292a81" officeooo:paragraph-rsid="004ce7b3" style:language-asian="ru" style:country-asian="RU" style:font-weight-asian="bold" style:font-size-complex="14pt" style:language-complex="ar" style:country-complex="SA" style:font-weight-complex="bold"/>
    </style:style>
    <style:style style:name="P22" style:family="paragraph" style:parent-style-name="Standard_20__28_user_29_">
      <style:paragraph-properties fo:margin-left="0cm" fo:margin-right="0cm" fo:text-indent="0cm" style:auto-text-indent="false"/>
      <style:text-properties officeooo:rsid="00292a81" officeooo:paragraph-rsid="00447d2b"/>
    </style:style>
    <style:style style:name="P23" style:family="paragraph" style:parent-style-name="Standard_20__28_user_29_">
      <style:paragraph-properties fo:margin-left="0cm" fo:margin-right="0cm" fo:text-indent="0cm" style:auto-text-indent="false"/>
      <style:text-properties officeooo:rsid="00292a81" officeooo:paragraph-rsid="00292a81" style:language-asian="ru" style:country-asian="RU" style:font-size-complex="14pt" style:language-complex="ar" style:country-complex="SA"/>
    </style:style>
    <style:style style:name="P24" style:family="paragraph" style:parent-style-name="Standard_20__28_user_29_">
      <style:paragraph-properties fo:margin-left="0cm" fo:margin-right="0cm" fo:text-indent="0cm" style:auto-text-indent="false"/>
      <style:text-properties fo:language="en" fo:country="US"/>
    </style:style>
    <style:style style:name="P25" style:family="paragraph" style:parent-style-name="Standard_20__28_user_29_">
      <style:paragraph-properties fo:margin-left="0cm" fo:margin-right="0cm" fo:text-indent="0cm" style:auto-text-indent="false"/>
      <style:text-properties officeooo:paragraph-rsid="00447d2b"/>
    </style:style>
    <style:style style:name="P26" style:family="paragraph" style:parent-style-name="Heading_20_1">
      <style:paragraph-properties fo:margin-left="0cm" fo:margin-right="0cm" fo:text-indent="0cm" style:auto-text-indent="false"/>
      <style:text-properties fo:color="#000000" style:font-name="Courier New" fo:font-size="11pt" fo:language="en" fo:country="US" officeooo:rsid="001bd3f6" officeooo:paragraph-rsid="002b8d25" style:font-name-asian="Courier New2" style:font-size-asian="11pt" style:font-name-complex="Courier New2"/>
    </style:style>
    <style:style style:name="P27" style:family="paragraph" style:parent-style-name="Heading_20_1">
      <style:paragraph-properties fo:margin-left="0cm" fo:margin-right="0cm" fo:text-indent="0cm" style:auto-text-indent="false"/>
      <style:text-properties fo:text-transform="uppercase" fo:color="#000000" style:font-name="Times New Roman1" fo:font-size="14pt" fo:language="en" fo:country="US" fo:font-weight="bold" officeooo:rsid="002b8d25" officeooo:paragraph-rsid="002b8d25" style:font-name-asian="Times New Roman3" style:font-size-asian="14pt" style:font-weight-asian="bold" style:font-name-complex="Times New Roman3" style:font-size-complex="14pt" style:font-weight-complex="bold"/>
    </style:style>
    <style:style style:name="P28" style:family="paragraph" style:parent-style-name="Heading_20_1">
      <style:paragraph-properties fo:margin-left="0cm" fo:margin-right="0cm" fo:text-indent="0cm" style:auto-text-indent="false"/>
      <style:text-properties fo:text-transform="uppercase" fo:color="#000000" style:font-name="Times New Roman1" fo:font-size="14pt" fo:language="en" fo:country="US" fo:font-weight="bold" officeooo:rsid="002c3325" officeooo:paragraph-rsid="002b8d25" style:font-name-asian="Times New Roman3" style:font-size-asian="14pt" style:font-weight-asian="bold" style:font-name-complex="Times New Roman3" style:font-size-complex="14pt" style:font-weight-complex="bold"/>
    </style:style>
    <style:style style:name="P29" style:family="paragraph" style:parent-style-name="Heading_20_1">
      <style:paragraph-properties fo:margin-left="0cm" fo:margin-right="0cm" fo:text-indent="0cm" style:auto-text-indent="false"/>
      <style:text-properties fo:text-transform="uppercase" fo:color="#000000" style:font-name="Times New Roman1" fo:font-size="14pt" fo:language="en" fo:country="US" fo:font-weight="bold" officeooo:rsid="001bd3f6" officeooo:paragraph-rsid="002b8d25" style:font-name-asian="Times New Roman3" style:font-size-asian="14pt" style:font-weight-asian="bold" style:font-name-complex="Times New Roman3" style:font-size-complex="14pt" style:font-weight-complex="bold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color="#000000" style:font-name="Courier New" fo:font-size="11pt" fo:language="en" fo:country="US" officeooo:rsid="001bd3f6" officeooo:paragraph-rsid="00326a58" style:font-name-asian="Courier New2" style:font-size-asian="11pt" style:font-name-complex="Courier New2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en" fo:country="US" officeooo:rsid="003b2b18" officeooo:paragraph-rsid="003b2b18" style:font-name-asian="Courier New2" style:font-size-asian="14pt" style:font-name-complex="Courier New2" style:font-size-complex="14pt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color="#000000" style:font-name="Courier New1" fo:font-size="11pt" fo:language="en" fo:country="US" officeooo:rsid="003b2b18" officeooo:paragraph-rsid="003b2b18" style:font-name-asian="Courier New2" style:font-size-asian="11pt" style:font-name-complex="Courier New2" style:font-size-complex="11pt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color="#6a9955" style:font-name="Droid Sans Mono" fo:font-size="10.5pt" fo:language="en" fo:country="US" fo:font-weight="normal" officeooo:rsid="003b2b18" officeooo:paragraph-rsid="003b2b18" fo:background-color="#1e1e1e" style:font-name-asian="Courier New2" style:font-size-asian="11pt" style:font-name-complex="Courier New2"/>
    </style:style>
    <style:style style:name="P3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officeooo:rsid="002c3325" officeooo:paragraph-rsid="002c3325" style:font-size-asian="11pt" style:font-size-complex="11pt"/>
    </style:style>
    <style:style style:name="P3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officeooo:rsid="002c852b" officeooo:paragraph-rsid="002c852b" style:font-size-asian="11pt" style:font-size-complex="11pt"/>
    </style:style>
    <style:style style:name="P3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officeooo:rsid="002c852b" officeooo:paragraph-rsid="004dd0b8" style:font-size-asian="11pt" style:font-size-complex="11pt"/>
    </style:style>
    <style:style style:name="P3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2c852b" officeooo:paragraph-rsid="002c852b" style:font-size-asian="11pt" style:font-size-complex="11pt"/>
    </style:style>
    <style:style style:name="P3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3fac4e" officeooo:paragraph-rsid="003fac4e" style:font-size-asian="11pt" style:font-size-complex="11pt"/>
    </style:style>
    <style:style style:name="P3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4090a0" officeooo:paragraph-rsid="004090a0" style:font-size-asian="11pt" style:font-size-complex="11pt"/>
    </style:style>
    <style:style style:name="P4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officeooo:rsid="00468185" officeooo:paragraph-rsid="00468185" style:font-size-asian="11pt" style:font-size-complex="11pt"/>
    </style:style>
    <style:style style:name="P4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officeooo:rsid="004da114" officeooo:paragraph-rsid="004da114" style:font-size-asian="11pt" style:font-size-complex="11pt"/>
    </style:style>
    <style:style style:name="P4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officeooo:rsid="004dd0b8" officeooo:paragraph-rsid="004dd0b8" style:font-size-asian="11pt" style:font-size-complex="11pt"/>
    </style:style>
    <style:style style:name="P4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officeooo:paragraph-rsid="002c852b" style:font-size-asian="11pt" style:font-size-complex="11pt"/>
    </style:style>
    <style:style style:name="P4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Times New Roman2" fo:font-size="11pt" officeooo:rsid="003ccd51" officeooo:paragraph-rsid="003ccd51" style:font-name-asian="Times New Roman3" style:font-size-asian="11pt" style:font-name-complex="Times New Roman3" style:font-size-complex="11pt"/>
    </style:style>
    <style:style style:name="P4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Times New Roman2" fo:font-size="11pt" officeooo:rsid="00468185" officeooo:paragraph-rsid="00468185" style:font-name-asian="Times New Roman3" style:font-size-asian="11pt" style:font-name-complex="Times New Roman3" style:font-size-complex="11pt"/>
    </style:style>
    <style:style style:name="P4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Times New Roman2" fo:font-size="11pt" officeooo:rsid="00487bbb" officeooo:paragraph-rsid="00487bbb" style:font-name-asian="Times New Roman3" style:font-size-asian="11pt" style:font-name-complex="Times New Roman3" style:font-size-complex="11pt"/>
    </style:style>
    <style:style style:name="P4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Times New Roman2" fo:font-size="11pt" officeooo:rsid="004dd0b8" officeooo:paragraph-rsid="004dd0b8" style:font-name-asian="Times New Roman3" style:font-size-asian="11pt" style:font-name-complex="Times New Roman3" style:font-size-complex="11pt"/>
    </style:style>
    <style:style style:name="P48" style:family="paragraph" style:parent-style-name="Text_20_body_20__28_user_29_">
      <style:paragraph-properties fo:margin-left="0cm" fo:margin-right="0cm" fo:text-align="start" style:justify-single-word="false" fo:text-indent="0cm" style:auto-text-indent="false"/>
      <style:text-properties fo:color="#000000" style:font-name="Times New Roman2" fo:font-size="14pt" fo:language="en" fo:country="US" fo:font-weight="normal" officeooo:rsid="002c3325" officeooo:paragraph-rsid="002c3325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P49" style:family="paragraph" style:parent-style-name="Heading_20_2">
      <style:paragraph-properties fo:margin-left="0cm" fo:margin-right="0cm" fo:text-indent="0cm" style:auto-text-indent="false"/>
      <style:text-properties officeooo:rsid="00292a81" officeooo:paragraph-rsid="00447d2b"/>
    </style:style>
    <style:style style:name="P50" style:family="paragraph" style:parent-style-name="Heading_20_2">
      <style:paragraph-properties fo:margin-left="0cm" fo:margin-right="0cm" fo:text-indent="0cm" style:auto-text-indent="false"/>
      <style:text-properties officeooo:rsid="00281686" officeooo:paragraph-rsid="00326a58"/>
    </style:style>
    <style:style style:name="P51" style:family="paragraph" style:parent-style-name="Листинг">
      <style:paragraph-properties fo:margin-left="0cm" fo:margin-right="0cm" fo:text-indent="0cm" style:auto-text-indent="false"/>
      <style:text-properties fo:color="#000000" style:font-name="Courier New" fo:font-size="11pt" fo:language="en" fo:country="US" officeooo:rsid="0046756d" officeooo:paragraph-rsid="0046756d" style:font-name-asian="Courier New2" style:font-size-asian="11pt" style:font-name-complex="Courier New2"/>
    </style:style>
    <style:style style:name="P52" style:family="paragraph" style:parent-style-name="Листинг">
      <style:paragraph-properties fo:margin-left="0cm" fo:margin-right="0cm" fo:text-indent="0cm" style:auto-text-indent="false"/>
      <style:text-properties officeooo:paragraph-rsid="0046756d"/>
    </style:style>
    <style:style style:name="P53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54" style:family="paragraph" style:parent-style-name="Heading_20_2">
      <style:text-properties officeooo:paragraph-rsid="002a3f36"/>
    </style:style>
    <style:style style:name="P55" style:family="paragraph" style:parent-style-name="Heading_20_2">
      <style:text-properties officeooo:paragraph-rsid="004ae8c7"/>
    </style:style>
    <style:style style:name="P56" style:family="paragraph" style:parent-style-name="Text_20_body_20__28_user_29_">
      <style:text-properties officeooo:paragraph-rsid="002072fa"/>
    </style:style>
    <style:style style:name="P57" style:family="paragraph" style:parent-style-name="Text_20_body_20__28_user_29_">
      <style:text-properties officeooo:rsid="002c3325" officeooo:paragraph-rsid="002c3325"/>
    </style:style>
    <style:style style:name="P58" style:family="paragraph" style:parent-style-name="Text_20_body_20__28_user_29_">
      <style:text-properties officeooo:paragraph-rsid="00281686"/>
    </style:style>
    <style:style style:name="P59" style:family="paragraph" style:parent-style-name="Text_20_body_20__28_user_29_">
      <style:text-properties style:font-name="Times New Roman2" fo:font-size="14pt" officeooo:rsid="0046756d" officeooo:paragraph-rsid="0046756d" style:font-name-asian="Times New Roman3" style:font-size-asian="14pt" style:font-name-complex="Times New Roman3"/>
    </style:style>
    <style:style style:name="P60" style:family="paragraph" style:parent-style-name="Text_20_body_20__28_user_29_">
      <style:text-properties officeooo:paragraph-rsid="00447d2b"/>
    </style:style>
    <style:style style:name="P61" style:family="paragraph" style:parent-style-name="Листинг">
      <style:text-properties fo:color="#000000" style:font-name="Courier New" fo:font-size="11pt" fo:language="en" fo:country="US" officeooo:rsid="001bd3f6" style:font-name-asian="Courier New2" style:font-size-asian="11pt" style:font-name-complex="Courier New2"/>
    </style:style>
    <style:style style:name="P62" style:family="paragraph" style:parent-style-name="Standard">
      <style:text-properties style:font-name="Courier New1" fo:font-size="11pt" style:font-size-asian="11pt" style:font-size-complex="11pt"/>
    </style:style>
    <style:style style:name="P63" style:family="paragraph" style:parent-style-name="Standard_20__28_user_29_" style:master-page-name="First_20_Page">
      <style:paragraph-properties fo:text-align="center" style:justify-single-word="false" style:page-number="auto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64" style:family="paragraph" style:parent-style-name="Standard_20__28_user_29_">
      <style:paragraph-properties fo:margin-left="0cm" fo:margin-right="0cm" fo:text-indent="0cm" style:auto-text-indent="false"/>
      <style:text-properties officeooo:rsid="004e3463" officeooo:paragraph-rsid="004e3463" style:font-size-complex="14pt"/>
    </style:style>
    <style:style style:name="P65" style:family="paragraph" style:parent-style-name="Листинг">
      <style:paragraph-properties fo:margin-left="0cm" fo:margin-right="0cm" fo:text-indent="0cm" style:auto-text-indent="false"/>
      <style:text-properties fo:color="#000000" style:font-name="Courier New" fo:font-size="11pt" fo:language="en" fo:country="US" officeooo:rsid="0046756d" officeooo:paragraph-rsid="0046756d" style:font-name-asian="Courier New2" style:font-size-asian="11pt" style:font-name-complex="Courier New2"/>
    </style:style>
    <style:style style:name="T1" style:family="text">
      <style:text-properties fo:text-transform="uppercase" style:font-size-complex="14pt" style:font-weight-complex="bold"/>
    </style:style>
    <style:style style:name="T2" style:family="text">
      <style:text-properties fo:text-transform="uppercase" style:font-name="Times New Roman1" fo:font-size="14pt" fo:font-weight="bold" style:font-name-asian="Times New Roman3" style:font-size-asian="14pt" style:font-weight-asian="bold" style:font-name-complex="Times New Roman3" style:font-size-complex="14pt" style:font-weight-complex="bold"/>
    </style:style>
    <style:style style:name="T3" style:family="text">
      <style:text-properties fo:text-transform="uppercase" style:font-name="Times New Roman1" fo:font-size="14pt" fo:font-weight="bold" officeooo:rsid="002b8d25" style:font-name-asian="Times New Roman3" style:font-size-asian="14pt" style:font-weight-asian="bold" style:font-name-complex="Times New Roman3" style:font-size-complex="14pt" style:font-weight-complex="bold"/>
    </style:style>
    <style:style style:name="T4" style:family="text">
      <style:text-properties fo:font-variant="normal" fo:text-transform="none" style:language-asian="ru" style:country-asian="RU" style:font-size-complex="14pt" style:language-complex="ar" style:country-complex="SA" style:font-weight-complex="bold"/>
    </style:style>
    <style:style style:name="T5" style:family="text">
      <style:text-properties fo:font-variant="normal" fo:text-transform="none" style:font-name="Times New Roman2" fo:font-size="14pt" fo:letter-spacing="0.009cm" fo:font-weight="bold" officeooo:rsid="00497e20" style:font-name-asian="Times New Roman3" style:font-size-asian="14pt" style:language-asian="ru" style:country-asian="RU" style:font-weight-asian="bold" style:font-name-complex="Times New Roman3" style:font-size-complex="14pt" style:language-complex="ar" style:country-complex="SA" style:font-weight-complex="bold"/>
    </style:style>
    <style:style style:name="T6" style:family="text">
      <style:text-properties fo:language="en" fo:country="US"/>
    </style:style>
    <style:style style:name="T7" style:family="text">
      <style:text-properties style:language-asian="ru" style:country-asian="RU" style:font-size-complex="14pt" style:language-complex="ar" style:country-complex="SA"/>
    </style:style>
    <style:style style:name="T8" style:family="text">
      <style:text-properties officeooo:rsid="00292a81" style:language-asian="ru" style:country-asian="RU" style:font-size-complex="14pt" style:language-complex="ar" style:country-complex="SA"/>
    </style:style>
    <style:style style:name="T9" style:family="text">
      <style:text-properties officeooo:rsid="0023f12e"/>
    </style:style>
    <style:style style:name="T10" style:family="text">
      <style:text-properties style:font-name="Times New Roman2" fo:font-size="14pt" officeooo:rsid="00447d2b" style:font-name-asian="Times New Roman3" style:font-size-asian="14pt" style:font-name-complex="Times New Roman3"/>
    </style:style>
    <style:style style:name="T11" style:family="text">
      <style:text-properties style:font-name="Times New Roman2" fo:font-size="14pt" officeooo:rsid="00497e20" style:font-name-asian="Times New Roman3" style:font-size-asian="14pt" style:font-name-complex="Times New Roman3"/>
    </style:style>
    <style:style style:name="T12" style:family="text">
      <style:text-properties style:font-name="Times New Roman2" fo:font-size="14pt" officeooo:rsid="004da114" style:font-name-asian="Times New Roman3" style:font-size-asian="14pt" style:font-name-complex="Times New Roman3"/>
    </style:style>
    <style:style style:name="T13" style:family="text">
      <style:text-properties style:font-name="Times New Roman2" fo:font-size="14pt" fo:font-weight="bold" officeooo:rsid="00281686" style:font-name-asian="Times New Roman3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14" style:family="text">
      <style:text-properties style:font-name="Times New Roman2" fo:font-size="14pt" fo:font-weight="normal" officeooo:rsid="004ce7b3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T15" style:family="text">
      <style:text-properties officeooo:rsid="00281686"/>
    </style:style>
    <style:style style:name="T16" style:family="text">
      <style:text-properties fo:font-weight="bold" style:language-asian="ru" style:country-asian="RU" style:font-weight-asian="bold" style:font-size-complex="14pt" style:language-complex="ar" style:country-complex="SA"/>
    </style:style>
    <style:style style:name="T17" style:family="text">
      <style:text-properties officeooo:rsid="002072fa"/>
    </style:style>
    <style:style style:name="T18" style:family="text">
      <style:text-properties fo:font-style="italic" fo:font-weight="normal" officeooo:rsid="00497e20" style:language-asian="ru" style:country-asian="RU" style:font-style-asian="italic" style:font-weight-asian="normal" style:language-complex="ar" style:country-complex="SA" style:font-style-complex="italic" style:font-weight-complex="normal"/>
    </style:style>
    <style:style style:name="T19" style:family="text">
      <style:text-properties fo:font-style="italic" fo:font-weight="normal" officeooo:rsid="0049a5d3" style:language-asian="ru" style:country-asian="RU" style:font-style-asian="italic" style:font-weight-asian="normal" style:language-complex="ar" style:country-complex="SA" style:font-style-complex="italic" style:font-weight-complex="normal"/>
    </style:style>
    <style:style style:name="T20" style:family="text">
      <style:text-properties fo:font-style="italic" fo:font-weight="normal" officeooo:rsid="004afaeb" style:language-asian="ru" style:country-asian="RU" style:font-style-asian="italic" style:font-weight-asian="normal" style:language-complex="ar" style:country-complex="SA" style:font-style-complex="italic" style:font-weight-complex="normal"/>
    </style:style>
    <style:style style:name="T21" style:family="text">
      <style:text-properties fo:color="#000000" fo:font-weight="normal" officeooo:rsid="00257ae0" style:language-asian="ru" style:country-asian="RU" style:font-weight-asian="normal" style:font-size-complex="14pt" style:language-complex="ar" style:country-complex="SA" style:font-weight-complex="normal"/>
    </style:style>
    <style:style style:name="T22" style:family="text">
      <style:text-properties fo:color="#000000" fo:font-weight="normal" officeooo:rsid="002ce0c3" style:language-asian="ru" style:country-asian="RU" style:font-weight-asian="normal" style:font-size-complex="14pt" style:language-complex="ar" style:country-complex="SA" style:font-weight-complex="normal"/>
    </style:style>
    <style:style style:name="T23" style:family="text">
      <style:text-properties fo:color="#000000" fo:font-weight="normal" officeooo:rsid="003b2b18" style:language-asian="ru" style:country-asian="RU" style:font-weight-asian="normal" style:font-size-complex="14pt" style:language-complex="ar" style:country-complex="SA" style:font-weight-complex="normal"/>
    </style:style>
    <style:style style:name="T24" style:family="text">
      <style:text-properties fo:color="#000000" style:font-name="Times New Roman2" fo:font-size="14pt" fo:font-weight="normal" officeooo:rsid="003af16f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T25" style:family="text">
      <style:text-properties fo:color="#000000" style:font-name="Times New Roman" fo:font-size="14pt" fo:language="en" fo:country="US" officeooo:rsid="0046756d" style:font-name-asian="Courier New2" style:font-size-asian="14pt" style:font-name-complex="Courier New2" style:font-size-complex="14pt"/>
    </style:style>
    <style:style style:name="T26" style:family="text">
      <style:text-properties fo:color="#000000" style:font-name="Times New Roman" fo:font-size="14pt" fo:language="en" fo:country="US" officeooo:rsid="004da114" style:font-name-asian="Courier New2" style:font-size-asian="14pt" style:font-name-complex="Courier New2" style:font-size-complex="14pt"/>
    </style:style>
    <style:style style:name="T27" style:family="text">
      <style:text-properties officeooo:rsid="0040f33c"/>
    </style:style>
    <style:style style:name="T28" style:family="text">
      <style:text-properties fo:font-style="normal" officeooo:rsid="004312be" style:language-asian="ru" style:country-asian="RU" style:font-style-asian="normal" style:font-size-complex="14pt" style:language-complex="ar" style:country-complex="SA" style:font-style-complex="normal"/>
    </style:style>
    <style:style style:name="T29" style:family="text">
      <style:text-properties fo:font-style="normal" fo:font-weight="normal" officeooo:rsid="0043781c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30" style:family="text">
      <style:text-properties fo:font-style="normal" fo:font-weight="normal" officeooo:rsid="00497e20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31" style:family="text">
      <style:text-properties fo:font-style="normal" fo:font-weight="normal" officeooo:rsid="0049a5d3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32" style:family="text">
      <style:text-properties fo:font-style="normal" fo:font-weight="normal" officeooo:rsid="004ae8c7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33" style:family="text">
      <style:text-properties fo:font-style="normal" fo:font-weight="normal" officeooo:rsid="004afaeb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34" style:family="text">
      <style:text-properties fo:font-style="normal" fo:font-weight="normal" officeooo:rsid="004dd200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35" style:family="text">
      <style:text-properties fo:font-style="normal" fo:font-weight="normal" officeooo:rsid="004e3463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36" style:family="text">
      <style:text-properties fo:font-weight="normal" style:language-asian="ru" style:country-asian="RU" style:font-weight-asian="normal" style:font-size-complex="14pt" style:language-complex="ar" style:country-complex="SA" style:font-weight-complex="normal"/>
    </style:style>
    <style:style style:name="T37" style:family="text">
      <style:text-properties fo:font-weight="normal" officeooo:rsid="004ce7b3" style:language-asian="ru" style:country-asian="RU" style:font-weight-asian="normal" style:font-size-complex="14pt" style:language-complex="ar" style:country-complex="SA" style:font-weight-complex="normal"/>
    </style:style>
    <style:style style:name="T38" style:family="text">
      <style:text-properties fo:font-weight="normal" officeooo:rsid="00447d2b" style:language-asian="ru" style:country-asian="RU" style:font-weight-asian="normal" style:font-size-complex="14pt" style:language-complex="ar" style:country-complex="SA" style:font-weight-complex="normal"/>
    </style:style>
    <style:style style:name="T39" style:family="text">
      <style:text-properties officeooo:rsid="00497e20"/>
    </style:style>
    <style:style style:name="T40" style:family="text">
      <style:text-properties style:font-name="Times New Roman1" fo:font-size="14pt" fo:font-style="normal" fo:font-weight="normal" officeooo:rsid="0049a5d3" style:font-name-asian="Times New Roman3" style:font-size-asian="14pt" style:language-asian="ru" style:country-asian="RU" style:font-style-asian="normal" style:font-weight-asian="normal" style:font-name-complex="Times New Roman3" style:font-size-complex="14pt" style:language-complex="ar" style:country-complex="SA" style:font-style-complex="normal" style:font-weight-complex="normal"/>
    </style:style>
    <style:style style:name="T41" style:family="text">
      <style:text-properties style:font-name="Times New Roman1" fo:font-size="14pt" fo:font-style="normal" fo:font-weight="normal" officeooo:rsid="004afaeb" style:font-name-asian="Times New Roman3" style:font-size-asian="14pt" style:language-asian="ru" style:country-asian="RU" style:font-style-asian="normal" style:font-weight-asian="normal" style:font-name-complex="Times New Roman3" style:font-size-complex="14pt" style:language-complex="ar" style:country-complex="SA" style:font-style-complex="normal" style:font-weight-complex="normal"/>
    </style:style>
    <style:style style:name="T42" style:family="text">
      <style:text-properties style:font-name="Times New Roman1" fo:font-size="14pt" fo:font-style="normal" fo:font-weight="normal" officeooo:rsid="004ce7b3" style:font-name-asian="Times New Roman3" style:font-size-asian="14pt" style:language-asian="ru" style:country-asian="RU" style:font-style-asian="normal" style:font-weight-asian="normal" style:font-name-complex="Times New Roman3" style:font-size-complex="14pt" style:language-complex="ar" style:country-complex="SA" style:font-style-complex="normal" style:font-weight-complex="normal"/>
    </style:style>
    <style:style style:name="T43" style:family="text">
      <style:text-properties style:font-name="Times New Roman1" fo:font-size="14pt" fo:font-style="normal" fo:font-weight="normal" officeooo:rsid="004dd200" style:font-name-asian="Times New Roman3" style:font-size-asian="14pt" style:language-asian="ru" style:country-asian="RU" style:font-style-asian="normal" style:font-weight-asian="normal" style:font-name-complex="Times New Roman3" style:font-size-complex="14pt" style:language-complex="ar" style:country-complex="SA" style:font-style-complex="normal" style:font-weight-complex="normal"/>
    </style:style>
    <style:style style:name="T44" style:family="text">
      <style:text-properties style:font-name="Times New Roman1" fo:font-size="14pt" fo:font-style="normal" fo:font-weight="normal" officeooo:rsid="004e3463" style:font-name-asian="Times New Roman3" style:font-size-asian="14pt" style:language-asian="ru" style:country-asian="RU" style:font-style-asian="normal" style:font-weight-asian="normal" style:font-name-complex="Times New Roman3" style:font-size-complex="14pt" style:language-complex="ar" style:country-complex="SA" style:font-style-complex="normal" style:font-weight-complex="normal"/>
    </style:style>
    <style:style style:name="T45" style:family="text">
      <style:text-properties style:font-name="Times New Roman1" fo:font-size="14pt" fo:font-style="italic" fo:font-weight="normal" officeooo:rsid="004afaeb" style:font-name-asian="Times New Roman3" style:font-size-asian="14pt" style:language-asian="ru" style:country-asian="RU" style:font-style-asian="italic" style:font-weight-asian="normal" style:font-name-complex="Times New Roman3" style:font-size-complex="14pt" style:language-complex="ar" style:country-complex="SA" style:font-style-complex="italic" style:font-weight-complex="normal"/>
    </style:style>
    <style:style style:name="T46" style:family="text">
      <style:text-properties style:font-name="Times New Roman1" fo:font-size="14pt" fo:font-style="italic" fo:font-weight="normal" officeooo:rsid="004ce7b3" style:font-name-asian="Times New Roman3" style:font-size-asian="14pt" style:language-asian="ru" style:country-asian="RU" style:font-style-asian="italic" style:font-weight-asian="normal" style:font-name-complex="Times New Roman3" style:font-size-complex="14pt" style:language-complex="ar" style:country-complex="SA" style:font-style-complex="italic" style:font-weight-complex="normal"/>
    </style:style>
    <style:style style:name="T47" style:family="text">
      <style:text-properties officeooo:rsid="004da114"/>
    </style:style>
    <style:style style:name="T48" style:family="text">
      <style:text-properties officeooo:rsid="004dd0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9">Кафедра МО ЭВМ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53"><text:span text:style-name="Book_20_Title"><text:span text:style-name="T1">отчет</text:span></text:span></text:p>
      <text:p text:style-name="P9">по лабораторной работе №<text:span text:style-name="T39">3</text:span></text:p>
      <text:p text:style-name="P4"><text:span text:style-name="T16">по дисциплине «</text:span><text:span text:style-name="T13">Алгоритмы и структуры данных</text:span><text:span text:style-name="T16">»</text:span></text:p>
      <text:p text:style-name="P4"><text:span text:style-name="Book_20_Title"><text:span text:style-name="T4">Тема: </text:span></text:span><text:span text:style-name="Book_20_Title"><text:span text:style-name="T5">Бинарные деревья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Студент<text:span text:style-name="T39">ка</text:span> гр. 9304</text:p>
          </table:table-cell>
          <table:table-cell table:style-name="Table1.B1" office:value-type="string">
            <text:p text:style-name="P16"/>
          </table:table-cell>
          <table:table-cell table:style-name="Table1.A1" office:value-type="string">
            <text:p text:style-name="P14"><text:span text:style-name="T17">Р</text:span>ослова Л.С</text:p>
          </table:table-cell>
        </table:table-row>
        <table:table-row table:style-name="Table1.1">
          <table:table-cell table:style-name="Table1.A1" office:value-type="string">
            <text:p text:style-name="P10">Преподаватель</text:p>
          </table:table-cell>
          <table:table-cell table:style-name="Table1.B2" office:value-type="string">
            <text:p text:style-name="P64"/>
          </table:table-cell>
          <table:table-cell table:style-name="Table1.A1" office:value-type="string">
            <text:p text:style-name="P17">Филатов А.Ю</text:p>
          </table:table-cell>
        </table:table-row>
      </table:table>
      <text:p text:style-name="P8"/>
      <text:p text:style-name="P8"/>
      <text:p text:style-name="P8">Санкт-Петербург</text:p>
      <text:p text:style-name="P8">2020</text:p>
      <text:h text:style-name="P3" text:outline-level="2">Цель работы.</text:h>
      <text:p text:style-name="P58"><text:span text:style-name="T15">Изучить понятие </text:span><text:span text:style-name="T11">бинарного дерева</text:span><text:span text:style-name="T15">. </text:span><text:span text:style-name="T27">Р</text:span><text:span text:style-name="T17">еализовывать программ</text:span><text:span text:style-name="T27">у</text:span><text:span text:style-name="T17"> с использованием </text:span><text:span text:style-name="T11">бинарного дерева</text:span><text:span text:style-name="T17"> </text:span><text:span text:style-name="T9">в языке С++</text:span><text:span text:style-name="T17">.</text:span></text:p>
      <text:p text:style-name="P56"/>
      <text:h text:style-name="P54" text:outline-level="2">Задание.</text:h>
      <text:p text:style-name="P12">3<text:span text:style-name="T39">м</text:span>. Для заданного бинарного дерева b типа BT с произвольным типом</text:p>
      <text:p text:style-name="P12">элементов:</text:p>
      <text:p text:style-name="P12">- напечатать элементы из всех листьев дерева b;</text:p>
      <text:p text:style-name="P12">- подсчитать число узлов на заданном уровне n дерева b (корень считать</text:p>
      <text:p text:style-name="P12">узлом 1-го уровня).</text:p>
      <text:p text:style-name="P12"/>
      <text:h text:style-name="Heading_20_2" text:outline-level="2">Выполнение работы.</text:h>
      <text:h text:style-name="P55" text:outline-level="2"><text:span text:style-name="T29">П</text:span><text:span text:style-name="T30">рограмма принимает на вход текстовый файл, в которой </text:span><text:span text:style-name="T43">две строки:</text:span><text:span text:style-name="T30"> </text:span><text:span text:style-name="T34">первая</text:span><text:span text:style-name="T30"> задает структуру бинарного дерева, </text:span><text:span text:style-name="T34">а вторая определяет уровень поиска </text:span><text:span text:style-name="T35">узлов</text:span><text:span text:style-name="T30">. Программа производит считывание данн</text:span><text:span text:style-name="T34">ых</text:span><text:span text:style-name="T30"> строк, подает </text:span><text:span text:style-name="T43">первую</text:span><text:span text:style-name="T30"> в качестве аргумента в конструктор объекта класса </text:span><text:span text:style-name="T18">Tree. </text:span><text:span text:style-name="T30">Конструктор производит проверку методом </text:span><text:span text:style-name="T18">checkStruct</text:span><text:span text:style-name="T30">, если строка удовлетворяет требованиям — на ее основе </text:span><text:span text:style-name="T32">метод </text:span><text:span text:style-name="T18">createBT</text:span><text:span text:style-name="T30"> </text:span><text:span text:style-name="T32">рекурсивно </text:span><text:span text:style-name="T30">создает массив указателей на элементы </text:span><text:span text:style-name="T31">класса</text:span><text:span text:style-name="T30"> </text:span><text:span text:style-name="T19">Node,</text:span><text:span text:style-name="T31"> в которых хранятся данные шаблонного типа </text:span><text:span text:style-name="T19">base</text:span><text:span text:style-name="T33">(данный тип позволяет использовать только </text:span><text:span text:style-name="T20">char</text:span><text:span text:style-name="T33">)</text:span><text:span text:style-name="T31">,</text:span><text:span text:style-name="T30"> </text:span><text:span text:style-name="T32">в противном случае — вектор остается пустым.</text:span><text:span text:style-name="T30"> </text:span><text:span text:style-name="T31">Дабы избежать излишней резервации памяти, изначально в массиве присутствует 64 доступных элемента, </text:span><text:span text:style-name="T40">если данного значения не хватит — программа выделит дополнительные блоки того же размера. </text:span><text:span text:style-name="T41">В классе </text:span><text:span text:style-name="T45">Tree </text:span><text:span text:style-name="T41">так же реализованы методы взаимодействия с бинарным деревом: </text:span><text:span text:style-name="T45">findLeafs </text:span><text:span text:style-name="T41">выводит все листья и их позиции в массиве, </text:span><text:span text:style-name="T45">nodesOnLevel </text:span><text:span text:style-name="T41">выводит узлы на заданном уровне</text:span><text:span text:style-name="T42">, </text:span><text:span text:style-name="T46">addNode </text:span><text:span text:style-name="T42">доб</text:span><text:span text:style-name="T44">а</text:span><text:span text:style-name="T42">вляет новый элемент в массив. Новый элемент занимает первую свободную ячейку, дабы нивелировать расстояние между <text:s/>элементами.</text:span></text:h>
      <text:p text:style-name="P18"><text:span text:style-name="T28"><text:tab/></text:span><text:span text:style-name="T8">Разработанный программный код см. в приложении А.</text:span></text:p>
      <text:p text:style-name="P23"/>
      <text:p text:style-name="P21"><text:tab/></text:p>
      <text:p text:style-name="P20"><text:soft-page-break/><text:span text:style-name="T8">Ф</text:span><text:span text:style-name="T7">ормат входных и выходных данных.</text:span></text:p>
      <text:p text:style-name="P19"><text:span text:style-name="T7"><text:tab/></text:span><text:span text:style-name="T36">На вход программе подается </text:span><text:span text:style-name="T37">текстовый файл со структурой бинарного дерева.</text:span></text:p>
      <text:p text:style-name="P25"><text:span text:style-name="T38"><text:tab/>Программа должна </text:span><text:span text:style-name="T14">вывести все листья, а так же узлы на заданном уровне.</text:span></text:p>
      <text:p text:style-name="P22"/>
      <text:p text:style-name="P22"/>
      <text:h text:style-name="P49" text:outline-level="2"><text:tab/>Тестирование.</text:h>
      <text:p text:style-name="P13"><text:span text:style-name="T21">Для проведения тестирования был написан </text:span><text:span text:style-name="T22">bash-</text:span><text:span text:style-name="T21">скрипт .</text:span><text:span text:style-name="T24">/script</text:span><text:span text:style-name="T21"> .Скрипт запускает программу </text:span><text:span text:style-name="T23">где в качестве входных аргументов служат заранее подготовленные файлы, расположенные в папке ./Tests</text:span></text:p>
      <text:p text:style-name="P11">Результаты тестировния см. в приложении Б.</text:p>
      <text:p text:style-name="P6"/>
      <text:h text:style-name="Heading_20_2" text:outline-level="2">Выводы.</text:h>
      <text:p text:style-name="P58"><text:span text:style-name="T15">Было изучено понятие </text:span><text:span text:style-name="T12">бинарного дерева</text:span><text:span text:style-name="T10">. Был</text:span><text:span text:style-name="T12">о</text:span><text:span text:style-name="T10"> реализован</text:span><text:span text:style-name="T12">о</text:span><text:span text:style-name="T10"> </text:span><text:span text:style-name="T12">бинарное дерево</text:span><text:span text:style-name="T10"> с помощью языка программирования С++, с использованием </text:span><text:span text:style-name="T12">шаблонов</text:span><text:span text:style-name="T10">.</text:span></text:p>
      <text:p text:style-name="P60"><text:span text:style-name="T10"><text:tab/>Была реализована программа, </text:span><text:span text:style-name="T12">создающая бинарное дерево на основе массива. Использование данной программы будет эффективно, если структура представляет из себя полное дерево.</text:span></text:p>
      <text:p text:style-name="P59"/>
      <text:p text:style-name="Standard_20__28_user_29_"/>
      <text:p text:style-name="Text_20_body_20__28_user_29_"/>
      <text:h text:style-name="P2" text:outline-level="1">Приложение А<text:line-break/>Исходный код программы</text:h>
      <text:p text:style-name="P15">Название файла: <text:span text:style-name="T6">main</text:span>.<text:span text:style-name="T6">cpp</text:span></text:p>
      <text:p text:style-name="P24"/>
      <text:p text:style-name="P61">#include &lt;iostream&gt;</text:p>
      <text:p text:style-name="P61">#include &lt;fstream&gt;</text:p>
      <text:p text:style-name="P61">#include &lt;memory&gt;</text:p>
      <text:p text:style-name="P61"/>
      <text:p text:style-name="P61">#include "Node.h"</text:p>
      <text:p text:style-name="P61">#include "Tree.h"</text:p>
      <text:p text:style-name="P61"/>
      <text:p text:style-name="P61"/>
      <text:p text:style-name="P61"/>
      <text:p text:style-name="P61">int main(int argc, char* argv[]){</text:p>
      <text:p text:style-name="P61"/>
      <text:p text:style-name="P61"><text:s text:c="4"/>setlocale(LC_ALL, "ru");</text:p>
      <text:p text:style-name="P61"/>
      <text:p text:style-name="P61"><text:s text:c="4"/>if(argc != 2){</text:p>
      <text:p text:style-name="P61"><text:s text:c="8"/>std::cout &lt;&lt; "Неверное кол-во аргуметов!" &lt;&lt; std::endl;</text:p>
      <text:p text:style-name="P61"><text:s text:c="8"/>return -1;</text:p>
      <text:p text:style-name="P61"><text:s text:c="4"/>}</text:p>
      <text:p text:style-name="P61"/>
      <text:p text:style-name="P61"><text:s text:c="4"/>std::fstream file(argv[1]);</text:p>
      <text:p text:style-name="P61"/>
      <text:p text:style-name="P61"><text:s text:c="4"/>if(!file){</text:p>
      <text:p text:style-name="P61"><text:s text:c="8"/>std::cout &lt;&lt; "Файл " &lt;&lt; argv[0] &lt;&lt; " не может быть открыт на чтение!" &lt;&lt; std::endl;</text:p>
      <text:p text:style-name="P61"><text:s text:c="8"/>return -1;</text:p>
      <text:p text:style-name="P61"><text:s text:c="4"/>}</text:p>
      <text:p text:style-name="P61"/>
      <text:p text:style-name="P61"><text:s text:c="4"/>std::string structTree {};</text:p>
      <text:p text:style-name="P61"><text:s text:c="4"/>getline(file, structTree);</text:p>
      <text:p text:style-name="P61"/>
      <text:p text:style-name="P61"><text:s text:c="4"/>file.close();</text:p>
      <text:p text:style-name="P61"><text:s text:c="5"/></text:p>
      <text:p text:style-name="P61"><text:s text:c="4"/>std::unique_ptr&lt;Tree&lt;char&gt;&gt; myTree(new Tree&lt;char&gt;(structTree));</text:p>
      <text:p text:style-name="P61"/>
      <text:p text:style-name="P61"><text:s text:c="4"/>std::vector&lt;Node&lt;char&gt;*&gt; vec = myTree-&gt;getArr();</text:p>
      <text:p text:style-name="P61"/>
      <text:p text:style-name="P61"><text:s text:c="4"/>if(vec.size() == 0){</text:p>
      <text:p text:style-name="P61"><text:s text:c="8"/>std::cout &lt;&lt; "Неверная структура дерева!" &lt;&lt; std::endl;</text:p>
      <text:p text:style-name="P61"><text:s text:c="8"/>return -1;</text:p>
      <text:p text:style-name="P61"><text:s text:c="4"/>}</text:p>
      <text:p text:style-name="P61"/>
      <text:p text:style-name="P61"><text:s text:c="4"/>myTree-&gt;findLeafs();</text:p>
      <text:p text:style-name="P61"><text:s text:c="4"/>myTree-&gt;nodesOnLevel(3);</text:p>
      <text:p text:style-name="P61"/>
      <text:p text:style-name="P61"><text:s text:c="4"/>return 0;</text:p>
      <text:p text:style-name="P61">}</text:p>
      <text:p text:style-name="P61"/>
      <text:p text:style-name="P61"/>
      <text:p text:style-name="P61"/>
      <text:p text:style-name="P61"/>
      <text:p text:style-name="P61"/>
      <text:p text:style-name="P52"><text:soft-page-break/><text:span text:style-name="T25">Название файла: </text:span><text:span text:style-name="T26">Tree</text:span><text:span text:style-name="T25">.</text:span><text:span text:style-name="T26">h</text:span></text:p>
      <text:p text:style-name="P51"/>
      <text:p text:style-name="P51">#pragma once </text:p>
      <text:p text:style-name="P51"/>
      <text:p text:style-name="P51">#include &lt;string&gt;</text:p>
      <text:p text:style-name="P51">#include &lt;vector&gt;</text:p>
      <text:p text:style-name="P51">#include "Node.h"</text:p>
      <text:p text:style-name="P51"/>
      <text:p text:style-name="P51">#define ARR_SIZE 64 <text:s/>// Не бейте, удобно задавать выделяемые блоки памяти</text:p>
      <text:p text:style-name="P51"/>
      <text:p text:style-name="P51"/>
      <text:p text:style-name="P51"/>
      <text:p text:style-name="P51">template&lt;typename base&gt;</text:p>
      <text:p text:style-name="P51">class Tree{</text:p>
      <text:p text:style-name="P51"><text:s text:c="4"/>std::vector&lt;Node&lt;base&gt;*&gt; vec;</text:p>
      <text:p text:style-name="P51"><text:s text:c="4"/>bool checkStruct(std::string structTree);</text:p>
      <text:p text:style-name="P51"><text:s text:c="4"/>void createBT(std::string structTree);</text:p>
      <text:p text:style-name="P51">public:</text:p>
      <text:p text:style-name="P51"><text:s text:c="4"/>Tree(std::string structTree);</text:p>
      <text:p text:style-name="P51"><text:s text:c="4"/>Tree(Tree&lt;base&gt;&amp;&amp; tree);</text:p>
      <text:p text:style-name="P51"><text:s text:c="4"/>~Tree();</text:p>
      <text:p text:style-name="P51"><text:s text:c="4"/>Tree&lt;base&gt;&amp; operator=(Tree&lt;base&gt;&amp;&amp; tree);</text:p>
      <text:p text:style-name="P51"><text:s text:c="4"/>std::vector&lt;Node&lt;base&gt;*&gt; getArr();</text:p>
      <text:p text:style-name="P51"><text:s text:c="4"/>void findLeafs();</text:p>
      <text:p text:style-name="P51"><text:s text:c="4"/>void nodesOnLevel(size_t level);</text:p>
      <text:p text:style-name="P51"><text:s text:c="4"/>void addNode(base newData);</text:p>
      <text:p text:style-name="P51">};</text:p>
      <text:p text:style-name="P51"/>
      <text:p text:style-name="P51"/>
      <text:p text:style-name="P51"/>
      <text:p text:style-name="P51">template&lt;typename base&gt;</text:p>
      <text:p text:style-name="P51">Tree&lt;base&gt;::Tree(std::string structTree){</text:p>
      <text:p text:style-name="P51"><text:s text:c="4"/>if(!checkStruct(structTree)){</text:p>
      <text:p text:style-name="P51"><text:s text:c="8"/>vec.clear();</text:p>
      <text:p text:style-name="P51"><text:s text:c="4"/>}else{</text:p>
      <text:p text:style-name="P51"><text:s text:c="8"/>vec.resize(ARR_SIZE);</text:p>
      <text:p text:style-name="P51"><text:s text:c="8"/>createBT(structTree);</text:p>
      <text:p text:style-name="P51"><text:s text:c="4"/>}</text:p>
      <text:p text:style-name="P51">}</text:p>
      <text:p text:style-name="P51"/>
      <text:p text:style-name="P51"/>
      <text:p text:style-name="P51"/>
      <text:p text:style-name="P51">template&lt;typename base&gt;</text:p>
      <text:p text:style-name="P51">Tree&lt;base&gt;::Tree(Tree&lt;base&gt;&amp;&amp; tree){</text:p>
      <text:p text:style-name="P51"><text:s text:c="4"/>std::swap(tree-&gt;vec, vec);</text:p>
      <text:p text:style-name="P51">}</text:p>
      <text:p text:style-name="P51"/>
      <text:p text:style-name="P51"/>
      <text:p text:style-name="P51"/>
      <text:p text:style-name="P51">template&lt;typename base&gt;</text:p>
      <text:p text:style-name="P51">Tree&lt;base&gt;&amp; Tree&lt;base&gt;::operator=(Tree&lt;base&gt;&amp;&amp; tree){</text:p>
      <text:p text:style-name="P51"><text:s text:c="4"/>vec = std::move(tree-&gt;vec);</text:p>
      <text:p text:style-name="P51">}</text:p>
      <text:p text:style-name="P51"/>
      <text:p text:style-name="P51"/>
      <text:p text:style-name="P51">template&lt;typename base&gt;</text:p>
      <text:p text:style-name="P51">Tree&lt;base&gt;::~Tree(){</text:p>
      <text:p text:style-name="P51"/>
      <text:p text:style-name="P51"><text:soft-page-break/><text:s text:c="4"/>for(size_t i = 0; i &lt; vec.size(); i++){</text:p>
      <text:p text:style-name="P51"/>
      <text:p text:style-name="P51"><text:s text:c="8"/>if(vec[i]){</text:p>
      <text:p text:style-name="P51"><text:s text:c="12"/>delete vec[i];</text:p>
      <text:p text:style-name="P51"><text:s text:c="8"/>}</text:p>
      <text:p text:style-name="P51"/>
      <text:p text:style-name="P51"><text:s text:c="4"/>}</text:p>
      <text:p text:style-name="P51">}</text:p>
      <text:p text:style-name="P51"/>
      <text:p text:style-name="P51"/>
      <text:p text:style-name="P51"/>
      <text:p text:style-name="P51">template&lt;typename base&gt;</text:p>
      <text:p text:style-name="P51">bool Tree&lt;base&gt;::checkStruct(std::string structTree){</text:p>
      <text:p text:style-name="P51"/>
      <text:p text:style-name="P51"><text:s text:c="4"/>int level = 0;</text:p>
      <text:p text:style-name="P51"><text:s text:c="4"/>int node = 0;</text:p>
      <text:p text:style-name="P51"/>
      <text:p text:style-name="P51"><text:s text:c="4"/>if(structTree.size() == 0){</text:p>
      <text:p text:style-name="P51"><text:s text:c="8"/>return 0;</text:p>
      <text:p text:style-name="P51"><text:s text:c="4"/>}</text:p>
      <text:p text:style-name="P51"/>
      <text:p text:style-name="P51"><text:s text:c="4"/>for(size_t i = 0; i &lt; structTree.size(); i++){</text:p>
      <text:p text:style-name="P51"/>
      <text:p text:style-name="P51"><text:s text:c="8"/>if(isalpha(structTree[i])){</text:p>
      <text:p text:style-name="P51"><text:s text:c="12"/>node++;</text:p>
      <text:p text:style-name="P51"><text:s text:c="8"/>}</text:p>
      <text:p text:style-name="P51"/>
      <text:p text:style-name="P51"><text:s text:c="8"/>if(structTree[i] == '('){</text:p>
      <text:p text:style-name="P51"><text:s text:c="12"/>level++;</text:p>
      <text:p text:style-name="P51"><text:s text:c="8"/>}</text:p>
      <text:p text:style-name="P51"/>
      <text:p text:style-name="P51"><text:s text:c="8"/>if(structTree[i] == ')'){</text:p>
      <text:p text:style-name="P51"><text:s text:c="12"/>level--;</text:p>
      <text:p text:style-name="P51"><text:s text:c="12"/>node--;</text:p>
      <text:p text:style-name="P51"><text:s text:c="8"/>}</text:p>
      <text:p text:style-name="P51"/>
      <text:p text:style-name="P51"><text:s text:c="8"/>if((level - node) &lt; 0){</text:p>
      <text:p text:style-name="P51"><text:s text:c="12"/>//std::cout &lt;&lt; level &lt;&lt; " - " &lt;&lt; node &lt;&lt; std::endl;</text:p>
      <text:p text:style-name="P51"><text:s text:c="12"/>return 0;</text:p>
      <text:p text:style-name="P51"><text:s text:c="8"/>}</text:p>
      <text:p text:style-name="P51"/>
      <text:p text:style-name="P51"><text:s text:c="8"/>if((node - level &lt; -1)){</text:p>
      <text:p text:style-name="P51"><text:s text:c="12"/>return 0;</text:p>
      <text:p text:style-name="P51"><text:s text:c="8"/>}</text:p>
      <text:p text:style-name="P51"/>
      <text:p text:style-name="P51"><text:s text:c="8"/>if(level &lt; 0){</text:p>
      <text:p text:style-name="P51"><text:s text:c="12"/>return 0;</text:p>
      <text:p text:style-name="P51"><text:s text:c="8"/>}</text:p>
      <text:p text:style-name="P51"><text:s text:c="4"/>}</text:p>
      <text:p text:style-name="P51"/>
      <text:p text:style-name="P51"><text:s text:c="4"/>if(level != 0){</text:p>
      <text:p text:style-name="P51"><text:s text:c="8"/>return 0;</text:p>
      <text:p text:style-name="P51"><text:s text:c="4"/>}</text:p>
      <text:p text:style-name="P51"/>
      <text:p text:style-name="P51"><text:s text:c="4"/>if(structTree[0] != '('){</text:p>
      <text:p text:style-name="P51"><text:s text:c="8"/>return 0;</text:p>
      <text:p text:style-name="P51"><text:s text:c="4"/>}</text:p>
      <text:p text:style-name="P51"/>
      <text:p text:style-name="P51"><text:soft-page-break/><text:s text:c="4"/>if(structTree[structTree.size() - 1] != ')'){</text:p>
      <text:p text:style-name="P51"><text:s text:c="8"/>return 0;</text:p>
      <text:p text:style-name="P51"><text:s text:c="4"/>}</text:p>
      <text:p text:style-name="P51"/>
      <text:p text:style-name="P51"><text:s text:c="4"/>return 1;</text:p>
      <text:p text:style-name="P51">}</text:p>
      <text:p text:style-name="P51"/>
      <text:p text:style-name="P51"/>
      <text:p text:style-name="P51"/>
      <text:p text:style-name="P51">template&lt;typename base&gt;</text:p>
      <text:p text:style-name="P51">void Tree&lt;base&gt;::createBT(std::string structTree){</text:p>
      <text:p text:style-name="P51"/>
      <text:p text:style-name="P51"><text:s text:c="4"/>size_t first = 0;</text:p>
      <text:p text:style-name="P51"><text:s text:c="4"/>size_t second = 0;</text:p>
      <text:p text:style-name="P51"><text:s text:c="4"/>size_t count = 0;</text:p>
      <text:p text:style-name="P51"><text:s text:c="4"/>size_t arrLevel = 1;</text:p>
      <text:p text:style-name="P51"><text:s text:c="4"/>std::vector&lt;Node&lt;base&gt;*&gt; nodePtr = vec;</text:p>
      <text:p text:style-name="P51"/>
      <text:p text:style-name="P51"><text:s text:c="4"/>auto PR = [&amp;second, &amp;nodePtr, &amp;structTree, &amp;arrLevel](size_t count, size_t first, auto &amp;&amp;PR){</text:p>
      <text:p text:style-name="P51"/>
      <text:p text:style-name="P51"><text:s text:c="8"/>second++;</text:p>
      <text:p text:style-name="P51"/>
      <text:p text:style-name="P51"><text:s text:c="9"/>while(count &gt; nodePtr.size() - 1){</text:p>
      <text:p text:style-name="P51"><text:s text:c="12"/>std::vector&lt;Node&lt;base&gt;*&gt; add{};</text:p>
      <text:p text:style-name="P51"><text:s text:c="12"/>arrLevel++;</text:p>
      <text:p text:style-name="P51"><text:s text:c="12"/>add.resize(ARR_SIZE * arrLevel);</text:p>
      <text:p text:style-name="P51"><text:s text:c="12"/>for(size_t i = 0; i &lt; nodePtr.size(); i++){</text:p>
      <text:p text:style-name="P51"><text:s text:c="16"/>if(nodePtr[i] != nullptr){</text:p>
      <text:p text:style-name="P51"><text:s text:c="20"/>add[i] = nodePtr[i];</text:p>
      <text:p text:style-name="P51"><text:s text:c="16"/>}</text:p>
      <text:p text:style-name="P51"><text:s text:c="12"/>}</text:p>
      <text:p text:style-name="P51"><text:s text:c="12"/>nodePtr = add;</text:p>
      <text:p text:style-name="P51"><text:s text:c="8"/>}</text:p>
      <text:p text:style-name="P51"/>
      <text:p text:style-name="P51"><text:s text:c="8"/>if(structTree[first] == '(' &amp;&amp; structTree[second] == ')'){</text:p>
      <text:p text:style-name="P51"><text:s text:c="12"/>return;</text:p>
      <text:p text:style-name="P51"><text:s text:c="8"/>}</text:p>
      <text:p text:style-name="P51"/>
      <text:p text:style-name="P51"><text:s text:c="8"/>if(structTree[first] == '(' &amp;&amp; structTree[second] == '('){</text:p>
      <text:p text:style-name="P51"/>
      <text:p text:style-name="P51"><text:s text:c="12"/>if(second - first == 2){</text:p>
      <text:p text:style-name="P51"><text:s text:c="16"/>PR((count - 1) * 2 + 1, second, PR);</text:p>
      <text:p text:style-name="P51"><text:s text:c="12"/>}else{</text:p>
      <text:p text:style-name="P51"><text:s text:c="16"/>PR((count - 1) * 2 + 2, second, PR);</text:p>
      <text:p text:style-name="P51"><text:s text:c="12"/>}</text:p>
      <text:p text:style-name="P51"><text:s text:c="8"/>}</text:p>
      <text:p text:style-name="P51"/>
      <text:p text:style-name="P51"><text:s text:c="8"/>if(structTree[first] == '(' &amp;&amp; isalpha(structTree[second])){</text:p>
      <text:p text:style-name="P51"/>
      <text:p text:style-name="P51"><text:s text:c="12"/>if(!first){</text:p>
      <text:p text:style-name="P51"><text:s text:c="16"/>nodePtr[0] = new Node&lt;base&gt;(structTree[second]);</text:p>
      <text:p text:style-name="P51"><text:s text:c="12"/>}else{</text:p>
      <text:p text:style-name="P51"><text:s text:c="16"/>nodePtr[count] = new Node&lt;base&gt;(structTree[second]);</text:p>
      <text:p text:style-name="P51"><text:s text:c="12"/>}</text:p>
      <text:p text:style-name="P51"/>
      <text:p text:style-name="P51"><text:s text:c="12"/>count++;</text:p>
      <text:p text:style-name="P51"><text:s text:c="8"/>}</text:p>
      <text:p text:style-name="P51"><text:soft-page-break/></text:p>
      <text:p text:style-name="P51"><text:s text:c="8"/>PR(count, first, PR);</text:p>
      <text:p text:style-name="P51"><text:s text:c="4"/>};</text:p>
      <text:p text:style-name="P51"/>
      <text:p text:style-name="P51"><text:s text:c="4"/>PR(count, first, PR);</text:p>
      <text:p text:style-name="P51"><text:s text:c="4"/>vec = nodePtr;</text:p>
      <text:p text:style-name="P51">}</text:p>
      <text:p text:style-name="P51"><text:s text:c="3"/></text:p>
      <text:p text:style-name="P51"/>
      <text:p text:style-name="P51"/>
      <text:p text:style-name="P51">template&lt;typename base&gt;</text:p>
      <text:p text:style-name="P51">std::vector&lt;Node&lt;base&gt;*&gt; Tree&lt;base&gt;::getArr(){</text:p>
      <text:p text:style-name="P51"><text:s text:c="4"/>return vec;</text:p>
      <text:p text:style-name="P51">}</text:p>
      <text:p text:style-name="P51"/>
      <text:p text:style-name="P51"/>
      <text:p text:style-name="P51"/>
      <text:p text:style-name="P51">template&lt;typename base&gt;</text:p>
      <text:p text:style-name="P51">void Tree&lt;base&gt;::findLeafs(){</text:p>
      <text:p text:style-name="P51"/>
      <text:p text:style-name="P51"><text:s text:c="4"/>for(size_t i = 0; i &lt; vec.size(); i++){</text:p>
      <text:p text:style-name="P51"><text:s text:c="8"/>if(vec[i]){</text:p>
      <text:p text:style-name="P51"><text:s text:c="12"/>if(vec[i * 2 + 1] == nullptr &amp;&amp; vec[i * 2 + 2] == nullptr){</text:p>
      <text:p text:style-name="P51"><text:s text:c="16"/>std::cout &lt;&lt; vec[i]-&gt;getData() &lt;&lt; " - Лист на позиции " &lt;&lt; i &lt;&lt; '\n';</text:p>
      <text:p text:style-name="P51"><text:s text:c="12"/>}</text:p>
      <text:p text:style-name="P51"><text:s text:c="8"/>}</text:p>
      <text:p text:style-name="P51"><text:s text:c="4"/>}</text:p>
      <text:p text:style-name="P51">}</text:p>
      <text:p text:style-name="P51"/>
      <text:p text:style-name="P51"/>
      <text:p text:style-name="P51"/>
      <text:p text:style-name="P51">template&lt;typename base&gt;</text:p>
      <text:p text:style-name="P51">void Tree&lt;base&gt;::nodesOnLevel(size_t level){</text:p>
      <text:p text:style-name="P51"/>
      <text:p text:style-name="P51"><text:s text:c="4"/>size_t node1 = 1;</text:p>
      <text:p text:style-name="P51"><text:s text:c="4"/>bool flag = 0;</text:p>
      <text:p text:style-name="P51"/>
      <text:p text:style-name="P51"><text:s text:c="4"/>if(level &gt; 0){</text:p>
      <text:p text:style-name="P51"/>
      <text:p text:style-name="P51"><text:s text:c="8"/>for(size_t i = 0; i &lt; level - 1; i++){</text:p>
      <text:p text:style-name="P51"><text:s text:c="12"/>node1 = node1 * 2;</text:p>
      <text:p text:style-name="P51"><text:s text:c="8"/>}</text:p>
      <text:p text:style-name="P51"/>
      <text:p text:style-name="P51"><text:s text:c="8"/>node1--;</text:p>
      <text:p text:style-name="P51"/>
      <text:p text:style-name="P51"><text:s text:c="8"/>std::cout &lt;&lt; "На уровне " &lt;&lt; level &lt;&lt; " находятся следующие узлы:\n";</text:p>
      <text:p text:style-name="P51"/>
      <text:p text:style-name="P51"><text:s text:c="8"/>for(size_t j = 0; j &lt; node1 + 1; j++){</text:p>
      <text:p text:style-name="P51"/>
      <text:p text:style-name="P51"><text:s text:c="12"/>if(vec[(node1 + j) * 2 + 1] != nullptr){</text:p>
      <text:p text:style-name="P51"><text:s text:c="16"/>flag = 1;</text:p>
      <text:p text:style-name="P51"><text:s text:c="12"/>}</text:p>
      <text:p text:style-name="P51"/>
      <text:p text:style-name="P51"><text:s text:c="12"/>if(vec[(node1 + j) * 2 + 2] != nullptr){</text:p>
      <text:p text:style-name="P51"><text:s text:c="16"/>flag = 1;</text:p>
      <text:p text:style-name="P51"><text:s text:c="12"/>}</text:p>
      <text:p text:style-name="P51"><text:soft-page-break/></text:p>
      <text:p text:style-name="P51"><text:s text:c="12"/>if(flag){</text:p>
      <text:p text:style-name="P51"><text:s text:c="16"/></text:p>
      <text:p text:style-name="P51"><text:s text:c="16"/>std::cout &lt;&lt; vec[node1 + j]-&gt;getData() &lt;&lt; " ";</text:p>
      <text:p text:style-name="P51"><text:s text:c="12"/>}</text:p>
      <text:p text:style-name="P51"><text:s text:c="8"/></text:p>
      <text:p text:style-name="P51"><text:s text:c="12"/>flag = 0;</text:p>
      <text:p text:style-name="P51"><text:s text:c="8"/>}</text:p>
      <text:p text:style-name="P51"><text:s text:c="12"/></text:p>
      <text:p text:style-name="P51"><text:s text:c="8"/>std::cout &lt;&lt; std::endl;</text:p>
      <text:p text:style-name="P51"/>
      <text:p text:style-name="P51"><text:s text:c="4"/>}else{</text:p>
      <text:p text:style-name="P51"><text:s text:c="8"/>std::cout &lt;&lt; "Некорректный уровень!\n";</text:p>
      <text:p text:style-name="P51"><text:s text:c="4"/>}</text:p>
      <text:p text:style-name="P51"/>
      <text:p text:style-name="P51">}</text:p>
      <text:p text:style-name="P51"/>
      <text:p text:style-name="P51"/>
      <text:p text:style-name="P51"/>
      <text:p text:style-name="P51">template&lt;typename base&gt;</text:p>
      <text:p text:style-name="P51">void Tree&lt;base&gt;::addNode(base newData){</text:p>
      <text:p text:style-name="P51"><text:s text:c="4"/>for(size_t i = 0; i &lt; vec.size(); i++){</text:p>
      <text:p text:style-name="P51"><text:s text:c="8"/>if(vec[i] == nullptr){</text:p>
      <text:p text:style-name="P51"><text:s text:c="12"/>vec[i] = new Node(newData);</text:p>
      <text:p text:style-name="P51"><text:s text:c="12"/>break;</text:p>
      <text:p text:style-name="P51"><text:s text:c="8"/>}</text:p>
      <text:p text:style-name="P51"><text:s text:c="4"/>}</text:p>
      <text:p text:style-name="P51">}</text:p>
      <text:p text:style-name="P51"/>
      <text:p text:style-name="P51"/>
      <text:p text:style-name="P51"/>
      <text:p text:style-name="P51"/>
      <text:p text:style-name="P52"><text:span text:style-name="T25">Название файла: </text:span><text:span text:style-name="T26">Node</text:span><text:span text:style-name="T25">.h</text:span></text:p>
      <text:p text:style-name="P51"/>
      <text:p text:style-name="P51">#pragma once</text:p>
      <text:p text:style-name="P51"/>
      <text:p text:style-name="P51">template&lt;typename base&gt;</text:p>
      <text:p text:style-name="P51">class Node{</text:p>
      <text:p text:style-name="P51"><text:s text:c="4"/>base data;</text:p>
      <text:p text:style-name="P51">public:</text:p>
      <text:p text:style-name="P51"><text:s text:c="4"/>Node(base newData);</text:p>
      <text:p text:style-name="P51"><text:s text:c="4"/>base getData();</text:p>
      <text:p text:style-name="P51">};</text:p>
      <text:p text:style-name="P51"/>
      <text:p text:style-name="P51"/>
      <text:p text:style-name="P51"/>
      <text:p text:style-name="P51">template&lt;typename base&gt;</text:p>
      <text:p text:style-name="P51">Node&lt;base&gt;::Node(base newData){</text:p>
      <text:p text:style-name="P51"><text:s text:c="4"/>data = newData;</text:p>
      <text:p text:style-name="P51">}</text:p>
      <text:p text:style-name="P51"/>
      <text:p text:style-name="P51">template&lt;typename base&gt;</text:p>
      <text:p text:style-name="P51">base Node&lt;base&gt;::getData(){</text:p>
      <text:p text:style-name="P51"><text:s text:c="4"/>return data;</text:p>
      <text:p text:style-name="P51">}</text:p>
      <text:p text:style-name="P61"/>
      <text:p text:style-name="P31"/>
      <text:p text:style-name="P31"><text:soft-page-break/>Название файла: script</text:p>
      <text:p text:style-name="P32"><text:tab/></text:p>
      <text:p text:style-name="P62">#!/bin/bash</text:p>
      <text:p text:style-name="P62"/>
      <text:p text:style-name="P62">arg1=$(cat Tests/test1.txt)</text:p>
      <text:p text:style-name="P62">echo -e "_______________________________________\n"</text:p>
      <text:p text:style-name="P62">echo -e "Test 1:\n"</text:p>
      <text:p text:style-name="P62">echo "argument 1 = $arg1"</text:p>
      <text:p text:style-name="P62">echo</text:p>
      <text:p text:style-name="P62">./lab3 ./Tests/test1.txt</text:p>
      <text:p text:style-name="P62"/>
      <text:p text:style-name="P62">arg1=$(cat Tests/test2.txt)</text:p>
      <text:p text:style-name="P62">echo -e "_______________________________________\n"</text:p>
      <text:p text:style-name="P62">echo -e "Test 2:\n"</text:p>
      <text:p text:style-name="P62">echo "argument 1 = $arg1"</text:p>
      <text:p text:style-name="P62">echo</text:p>
      <text:p text:style-name="P62">./lab3 ./Tests/test2.txt</text:p>
      <text:p text:style-name="P62"/>
      <text:p text:style-name="P62">arg1=$(cat Tests/test3.txt)</text:p>
      <text:p text:style-name="P62">echo -e "_______________________________________\n"</text:p>
      <text:p text:style-name="P62">echo -e "Test 3:\n"</text:p>
      <text:p text:style-name="P62">echo "argument 1 = $arg1"</text:p>
      <text:p text:style-name="P62">echo</text:p>
      <text:p text:style-name="P62">./lab3 ./Tests/test3.txt</text:p>
      <text:p text:style-name="P62"/>
      <text:p text:style-name="P62">arg1=$(cat Tests/test4.txt)</text:p>
      <text:p text:style-name="P62">echo -e "_______________________________________\n"</text:p>
      <text:p text:style-name="P62">echo -e "Test 4:\n"</text:p>
      <text:p text:style-name="P62">echo "argument 1 = $arg1"</text:p>
      <text:p text:style-name="P62">echo</text:p>
      <text:p text:style-name="P62">./lab3 ./Tests/test4.txt</text:p>
      <text:p text:style-name="P62"/>
      <text:p text:style-name="P62">arg1=$(cat Tests/test5.txt)</text:p>
      <text:p text:style-name="P62">echo -e "_______________________________________\n"</text:p>
      <text:p text:style-name="P62">echo -e "Test 5:\n"</text:p>
      <text:p text:style-name="P62">echo "argument 1 = $arg1"</text:p>
      <text:p text:style-name="P62">echo</text:p>
      <text:p text:style-name="P62">./lab3 ./Tests/test5.txt</text:p>
      <text:p text:style-name="P62">echo -e "_______________________________________\n"</text:p>
      <text:p text:style-name="P62"/>
      <text:p text:style-name="Standard"/>
      <text:p text:style-name="P33"/>
      <text:p text:style-name="P30"/>
      <text:h text:style-name="P29" text:outline-level="1"/>
      <text:h text:style-name="P29" text:outline-level="1"/>
      <text:h text:style-name="P26" text:outline-level="1"><text:span text:style-name="T2">Приложение</text:span><text:span text:style-name="T3"> Б</text:span></text:h>
      <text:h text:style-name="P27" text:outline-level="1">Тестирование программы</text:h>
      <text:h text:style-name="P28" text:outline-level="1"/>
      <text:p text:style-name="P57">Результаты тестирования представлены в табл.1</text:p>
      <text:h text:style-name="P50" text:outline-level="2"/>
      <text:p text:style-name="P48">Таблица 1 – Результаты тестирования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ext:soft-page-break/>
        <table:table-row table:style-name="Таблица1.1">
          <table:table-cell table:style-name="Таблица1.A1" office:value-type="string">
            <text:p text:style-name="P34">№ п/п</text:p>
          </table:table-cell>
          <table:table-cell table:style-name="Таблица1.A1" office:value-type="string">
            <text:p text:style-name="P34">Входные данные</text:p>
          </table:table-cell>
          <table:table-cell table:style-name="Таблица1.A1" office:value-type="string">
            <text:p text:style-name="P34">Выходные данные</text:p>
          </table:table-cell>
          <table:table-cell table:style-name="Таблица1.A1" office:value-type="string">
            <text:p text:style-name="P34">Комментарии</text:p>
          </table:table-cell>
        </table:table-row>
        <table:table-row table:style-name="Таблица1.2">
          <table:table-cell table:style-name="Таблица1.A1" office:value-type="string">
            <text:p text:style-name="P37">1.</text:p>
          </table:table-cell>
          <table:table-cell table:style-name="Таблица1.A1" office:value-type="string">
            <text:p text:style-name="P40">(a(b(d)(e))(c(f)(g(z)(x(q)(w(e)(r(t)(y)))))))</text:p>
          </table:table-cell>
          <table:table-cell table:style-name="Таблица1.A1" office:value-type="string">
            <text:p text:style-name="P35"><text:span text:style-name="T47">d</text:span> - Лист на позиции 3</text:p>
            <text:p text:style-name="P35">e - Лист на позиции 4</text:p>
            <text:p text:style-name="P35">f - Лист на позиции 5</text:p>
            <text:p text:style-name="P35">z - Лист на позиции 13</text:p>
            <text:p text:style-name="P35">q - Лист на позиции 29</text:p>
            <text:p text:style-name="P35">e - Лист на позиции 61</text:p>
            <text:p text:style-name="P35">t - Лист на позиции 125</text:p>
            <text:p text:style-name="P35">y - Лист на позиции 126</text:p>
            <text:p text:style-name="P35">На уровне 3 находятся следующие узлы:</text:p>
            <text:p text:style-name="P35">g </text:p>
          </table:table-cell>
          <table:table-cell table:style-name="Таблица1.A1" office:value-type="string">
            <text:p text:style-name="P41">Произошло расширение памяти на 1 дополнительный блок</text:p>
          </table:table-cell>
        </table:table-row>
        <table:table-row table:style-name="Таблица1.3">
          <table:table-cell table:style-name="Таблица1.A1" office:value-type="string">
            <text:p text:style-name="P37"><text:s text:c="2"/>2.</text:p>
          </table:table-cell>
          <table:table-cell table:style-name="Таблица1.A1" office:value-type="string">
            <text:p text:style-name="P45">(a(b(d(h)(i))(e(k)(l)))(c(f(m)(n))(g(o)(p))))</text:p>
          </table:table-cell>
          <table:table-cell table:style-name="Таблица1.A1" office:value-type="string">
            <text:p text:style-name="P35">h - Лист на позиции 7</text:p>
            <text:p text:style-name="P35">i - Лист на позиции 8</text:p>
            <text:p text:style-name="P35">k - Лист на позиции 9</text:p>
            <text:p text:style-name="P35">l - Лист на позиции 10</text:p>
            <text:p text:style-name="P35">m - Лист на позиции 11</text:p>
            <text:p text:style-name="P35">n - Лист на позиции 12</text:p>
            <text:p text:style-name="P35">o - Лист на позиции 13</text:p>
            <text:p text:style-name="P35">p - Лист на позиции 14</text:p>
            <text:p text:style-name="P35">На уровне 3 находятся следующие узлы:</text:p>
            <text:p text:style-name="P35">d e f g </text:p>
          </table:table-cell>
          <table:table-cell table:style-name="Таблица1.A1" office:value-type="string">
            <text:p text:style-name="P42">Выводится лист, его позиция, а так же узлы на соответствующем уровне</text:p>
          </table:table-cell>
        </table:table-row>
        <table:table-row>
          <table:table-cell table:style-name="Таблица1.A1" office:value-type="string">
            <text:p text:style-name="P37"><text:s/>3.</text:p>
          </table:table-cell>
          <table:table-cell table:style-name="Таблица1.A1" office:value-type="string">
            <text:p text:style-name="P44">)a(b)(c)(</text:p>
          </table:table-cell>
          <table:table-cell table:style-name="Таблица1.A1" office:value-type="string">
            <text:p text:style-name="P43">Неверная структура дерева!</text:p>
          </table:table-cell>
          <table:table-cell table:style-name="Таблица1.A1" office:value-type="string">
            <text:p text:style-name="P46"><text:span text:style-name="T48">Кривые скобки</text:span> </text:p>
          </table:table-cell>
        </table:table-row>
        <table:table-row table:style-name="Таблица1.5">
          <table:table-cell table:style-name="Таблица1.A1" office:value-type="string">
            <text:p text:style-name="P38">4.</text:p>
          </table:table-cell>
          <table:table-cell table:style-name="Таблица1.A1" office:value-type="string">
            <text:p text:style-name="P44">(aa(b)(c))</text:p>
          </table:table-cell>
          <table:table-cell table:style-name="Таблица1.A1" office:value-type="string">
            <text:p text:style-name="P43">Неверная структура дерева!</text:p>
          </table:table-cell>
          <table:table-cell table:style-name="Таблица1.A1" office:value-type="string">
            <text:p text:style-name="P47">Разрешен только один символ.</text:p>
          </table:table-cell>
        </table:table-row>
        <table:table-row table:style-name="Таблица1.5">
          <table:table-cell table:style-name="Таблица1.A1" office:value-type="string">
            <text:p text:style-name="P39">5.</text:p>
          </table:table-cell>
          <table:table-cell table:style-name="Таблица1.A1" office:value-type="string">
            <text:p text:style-name="P44">((()))</text:p>
          </table:table-cell>
          <table:table-cell table:style-name="Таблица1.A1" office:value-type="string">
            <text:p text:style-name="P36">Неверная структура дерева!</text:p>
          </table:table-cell>
          <table:table-cell table:style-name="Таблица1.A1" office:value-type="string">
            <text:p text:style-name="P42">Отсутствуют данные для нодов.</text:p>
          </table:table-cell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" svg:font-family="'Lohit Devanagari'"/>
    <style:font-face style:name="SFMono-Regular" svg:font-family="SFMono-Regular, Consolas, 'Liberation Mono', Menlo, monospace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text-transform="uppercase" style:font-name="Times New Roman1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cm" fo:margin-bottom="0cm" loext:contextual-spacing="false"/>
      <style:text-properties style:font-name="Times New Roman1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cm" fo:margin-bottom="0cm" loext:contextual-spacing="false"/>
      <style:text-properties style:font-name="Times New Roman1" fo:font-family="'Times New Roman'" style:font-family-generic="swiss" style:font-pitch="variable" fo:font-style="italic" fo:font-weight="bold" style:font-name-asian="Times New Roman3" style:font-family-asian="'Times New Roman'" style:font-family-generic-asian="system" style:font-pitch-asian="variable" style:font-style-asian="italic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Standard_20__28_user_29_" style:display-name="Standard (user)" style:family="paragraph" style:default-outline-level="">
      <style:paragraph-properties fo:margin-left="0cm" fo:margin-right="0cm" fo:line-height="150%" fo:text-align="justify" style:justify-single-word="false" fo:orphans="2" fo:widows="2" fo:text-indent="1.251cm" style:auto-text-indent="false" style:writing-mode="lr-tb"/>
      <style:text-properties style:font-name="Times New Roman2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/>
    </style:style>
    <style:style style:name="Text_20_body_20__28_user_29_" style:display-name="Text body (user)" style:family="paragraph" style:parent-style-name="Standard_20__28_user_29_" style:default-outline-level=""/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_20__28_user_29_" style:default-outline-level="">
      <style:paragraph-properties fo:line-height="130%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Листинг" style:family="paragraph" style:parent-style-name="Standard_20__28_user_29_" style:default-outline-level="">
      <style:paragraph-properties fo:line-height="100%"/>
      <style:text-properties style:font-name="Courier New" fo:font-family="'Courier New'" style:font-family-generic="roman" style:font-pitch="variable" fo:font-size="11pt" style:font-name-asian="Courier New2" style:font-family-asian="'Courier New'" style:font-family-generic-asian="system" style:font-pitch-asian="variable" style:font-size-asian="11pt" style:font-name-complex="Courier New2" style:font-family-complex="'Courier New'" style:font-family-generic-complex="system" style:font-pitch-complex="variable"/>
    </style:style>
    <style:style style:name="Сетка_20_таблицы1" style:display-name="Сетка таблицы1" style:family="paragraph" style:parent-style-name="DocumentMap" style:default-outline-level="">
      <style:text-properties style:language-asian="en" style:country-asian="U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Drawing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_20__28_user_29_" style:default-outline-level="" style:class="extra"/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 style:vertical-align="auto"/>
      <style:text-properties style:font-name="Times New Roman2" fo:font-family="'Times New Roman'" style:font-family-generic="roman" style:font-pitch="variable" style:letter-kerning="false" style:font-name-asian="Times New Roman3" style:font-family-asian="'Times New Roman'" style:font-family-generic-asian="system" style:font-pitch-asian="variable" style:language-asian="ru" style:country-asian="RU" style:font-name-complex="Times New Roman3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2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2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2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Илья Цаплин</meta:initial-creator>
    <meta:editing-cycles>22</meta:editing-cycles>
    <meta:creation-date>2020-09-20T13:43:00</meta:creation-date>
    <dc:date>2020-11-01T18:35:15.712592377</dc:date>
    <meta:editing-duration>PT1H18M25S</meta:editing-duration>
    <meta:generator>LibreOffice/6.4.5.2$Linux_X86_64 LibreOffice_project/40$Build-2</meta:generator>
    <meta:document-statistic meta:table-count="2" meta:image-count="0" meta:object-count="0" meta:page-count="11" meta:paragraph-count="349" meta:word-count="1254" meta:character-count="10170" meta:non-whitespace-character-count="792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